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93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 False" table:style-name="ta1"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 calcext:value-type="string">
            <text:p>model_name</text:p>
          </table:table-cell>
          <table:table-cell table:style-name="ce1" office:value-type="string" calcext:value-type="string">
            <text:p>num_model_params</text:p>
          </table:table-cell>
          <table:table-cell table:style-name="ce3" office:value-type="string" calcext:value-type="string">
            <text:p>validation_accuracy</text:p>
          </table:table-cell>
          <table:table-cell table:style-name="ce1" office:value-type="string" calcext:value-type="string">
            <text:p>validation_accuracy_1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MobileNetV3Small</text:p>
          </table:table-cell>
          <table:table-cell table:style-name="ce2" office:value-type="float" office:value="1529968" calcext:value-type="float">
            <text:p>1529968</text:p>
          </table:table-cell>
          <table:table-cell table:style-name="ce4" office:value-type="float" office:value="0.126664" calcext:value-type="float">
            <text:p>0.126664</text:p>
          </table:table-cell>
          <table:table-cell table:style-name="ce2" office:value-type="string" calcext:value-type="string">
            <text:p>[2.290848970413208, 0.12666380405426025]</text:p>
          </table:table-cell>
          <table:table-cell table:style-name="ce2" office:value-type="float" office:value="783.740076" calcext:value-type="float">
            <text:p>783.740076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MobileNetV2</text:p>
          </table:table-cell>
          <table:table-cell table:style-name="ce2" office:value-type="float" office:value="2257984" calcext:value-type="float">
            <text:p>2257984</text:p>
          </table:table-cell>
          <table:table-cell table:style-name="ce4" office:value-type="float" office:value="0.604551" calcext:value-type="float">
            <text:p>0.604551</text:p>
          </table:table-cell>
          <table:table-cell table:style-name="ce2" office:value-type="string" calcext:value-type="string">
            <text:p>[1.1538153886795044, 0.5972520112991333]</text:p>
          </table:table-cell>
          <table:table-cell table:style-name="ce2" office:value-type="float" office:value="781.641087" calcext:value-type="float">
            <text:p>781.641087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MobileNet</text:p>
          </table:table-cell>
          <table:table-cell table:style-name="ce2" office:value-type="float" office:value="3228864" calcext:value-type="float">
            <text:p>3228864</text:p>
          </table:table-cell>
          <table:table-cell table:style-name="ce5" office:value-type="float" office:value="0.720481" calcext:value-type="float">
            <text:p>0.720481</text:p>
          </table:table-cell>
          <table:table-cell table:style-name="ce2" office:value-type="string" calcext:value-type="string">
            <text:p>[0.828954815864563, 0.7114641666412354]</text:p>
          </table:table-cell>
          <table:table-cell table:style-name="ce2" office:value-type="float" office:value="786.671109" calcext:value-type="float">
            <text:p>786.671109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EfficientNetB0</text:p>
          </table:table-cell>
          <table:table-cell table:style-name="ce2" office:value-type="float" office:value="4049571" calcext:value-type="float">
            <text:p>4049571</text:p>
          </table:table-cell>
          <table:table-cell table:style-name="ce4" office:value-type="float" office:value="0.126664" calcext:value-type="float">
            <text:p>0.126664</text:p>
          </table:table-cell>
          <table:table-cell table:style-name="ce2" office:value-type="string" calcext:value-type="string">
            <text:p>[2.2928290367126465, 0.12666380405426025]</text:p>
          </table:table-cell>
          <table:table-cell table:style-name="ce2" office:value-type="float" office:value="796.819999" calcext:value-type="float">
            <text:p>796.819999</text:p>
          </table:table-cell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MobileNetV3Large</text:p>
          </table:table-cell>
          <table:table-cell table:style-name="ce2" office:value-type="float" office:value="4226432" calcext:value-type="float">
            <text:p>4226432</text:p>
          </table:table-cell>
          <table:table-cell table:style-name="ce4" office:value-type="float" office:value="0.127093" calcext:value-type="float">
            <text:p>0.127093</text:p>
          </table:table-cell>
          <table:table-cell table:style-name="ce2" office:value-type="string" calcext:value-type="string">
            <text:p>[2.2860260009765625, 0.12623444199562073]</text:p>
          </table:table-cell>
          <table:table-cell table:style-name="ce2" office:value-type="float" office:value="791.170667" calcext:value-type="float">
            <text:p>791.170667</text:p>
          </table:table-cell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NASNetMobile</text:p>
          </table:table-cell>
          <table:table-cell table:style-name="ce2" office:value-type="float" office:value="4269716" calcext:value-type="float">
            <text:p>4269716</text:p>
          </table:table-cell>
          <table:table-cell table:style-name="ce4" office:value-type="float" office:value="0.525118" calcext:value-type="float">
            <text:p>0.525118</text:p>
          </table:table-cell>
          <table:table-cell table:style-name="ce2" office:value-type="string" calcext:value-type="string">
            <text:p>[1.3524291515350342, 0.521253764629364]</text:p>
          </table:table-cell>
          <table:table-cell table:style-name="ce2" office:value-type="float" office:value="836.868116" calcext:value-type="float">
            <text:p>836.868116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EfficientNetB1</text:p>
          </table:table-cell>
          <table:table-cell table:style-name="ce2" office:value-type="float" office:value="6575239" calcext:value-type="float">
            <text:p>6575239</text:p>
          </table:table-cell>
          <table:table-cell table:style-name="ce4" office:value-type="float" office:value="0.126664" calcext:value-type="float">
            <text:p>0.126664</text:p>
          </table:table-cell>
          <table:table-cell table:style-name="ce2" office:value-type="string" calcext:value-type="string">
            <text:p>[2.29244327545166, 0.12666380405426025]</text:p>
          </table:table-cell>
          <table:table-cell table:style-name="ce2" office:value-type="float" office:value="816.282411" calcext:value-type="float">
            <text:p>816.282411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EfficientNetB2</text:p>
          </table:table-cell>
          <table:table-cell table:style-name="ce2" office:value-type="float" office:value="7768569" calcext:value-type="float">
            <text:p>7768569</text:p>
          </table:table-cell>
          <table:table-cell table:style-name="ce4" office:value-type="float" office:value="0.126664" calcext:value-type="float">
            <text:p>0.126664</text:p>
          </table:table-cell>
          <table:table-cell table:style-name="ce2" office:value-type="string" calcext:value-type="string">
            <text:p>[2.2927820682525635, 0.12666380405426025]</text:p>
          </table:table-cell>
          <table:table-cell table:style-name="ce2" office:value-type="float" office:value="828.735902" calcext:value-type="float">
            <text:p>828.735902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EfficientNetB3</text:p>
          </table:table-cell>
          <table:table-cell table:style-name="ce2" office:value-type="float" office:value="10783535" calcext:value-type="float">
            <text:p>10783535</text:p>
          </table:table-cell>
          <table:table-cell table:style-name="ce4" office:value-type="float" office:value="0.126664" calcext:value-type="float">
            <text:p>0.126664</text:p>
          </table:table-cell>
          <table:table-cell table:style-name="ce2" office:value-type="string" calcext:value-type="string">
            <text:p>[2.2931299209594727, 0.12666380405426025]</text:p>
          </table:table-cell>
          <table:table-cell table:style-name="ce2" office:value-type="float" office:value="856.04854" calcext:value-type="float">
            <text:p>856.04854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DenseNet169</text:p>
          </table:table-cell>
          <table:table-cell table:style-name="ce2" office:value-type="float" office:value="12642880" calcext:value-type="float">
            <text:p>12642880</text:p>
          </table:table-cell>
          <table:table-cell table:style-name="ce5" office:value-type="float" office:value="0.658652" calcext:value-type="float">
            <text:p>0.658652</text:p>
          </table:table-cell>
          <table:table-cell table:style-name="ce2" office:value-type="string" calcext:value-type="string">
            <text:p>[0.9696509838104248, 0.6741090416908264]</text:p>
          </table:table-cell>
          <table:table-cell table:style-name="ce2" office:value-type="float" office:value="845.714423" calcext:value-type="float">
            <text:p>845.714423</text:p>
          </table:table-cell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VGG16</text:p>
          </table:table-cell>
          <table:table-cell table:style-name="ce2" office:value-type="float" office:value="14714688" calcext:value-type="float">
            <text:p>14714688</text:p>
          </table:table-cell>
          <table:table-cell table:style-name="ce4" office:value-type="float" office:value="0.392014" calcext:value-type="float">
            <text:p>0.392014</text:p>
          </table:table-cell>
          <table:table-cell table:style-name="ce2" office:value-type="string" calcext:value-type="string">
            <text:p>[1.8071041107177734, 0.39587804675102234]</text:p>
          </table:table-cell>
          <table:table-cell table:style-name="ce2" office:value-type="float" office:value="795.495204" calcext:value-type="float">
            <text:p>795.495204</text:p>
          </table:table-cell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EfficientNetB4</text:p>
          </table:table-cell>
          <table:table-cell table:style-name="ce2" office:value-type="float" office:value="17673823" calcext:value-type="float">
            <text:p>17673823</text:p>
          </table:table-cell>
          <table:table-cell table:style-name="ce4" office:value-type="float" office:value="0.126664" calcext:value-type="float">
            <text:p>0.126664</text:p>
          </table:table-cell>
          <table:table-cell table:style-name="ce2" office:value-type="string" calcext:value-type="string">
            <text:p>[2.292814016342163, 0.12666380405426025]</text:p>
          </table:table-cell>
          <table:table-cell table:style-name="ce2" office:value-type="float" office:value="890.250795" calcext:value-type="float">
            <text:p>890.250795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DenseNet201</text:p>
          </table:table-cell>
          <table:table-cell table:style-name="ce2" office:value-type="float" office:value="18321984" calcext:value-type="float">
            <text:p>18321984</text:p>
          </table:table-cell>
          <table:table-cell table:style-name="ce5" office:value-type="float" office:value="0.691284" calcext:value-type="float">
            <text:p>0.691284</text:p>
          </table:table-cell>
          <table:table-cell table:style-name="ce2" office:value-type="string" calcext:value-type="string">
            <text:p>[0.9474874138832092, 0.6869901418685913]</text:p>
          </table:table-cell>
          <table:table-cell table:style-name="ce2" office:value-type="float" office:value="841.147138" calcext:value-type="float">
            <text:p>841.147138</text:p>
          </table:table-cell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VGG19</text:p>
          </table:table-cell>
          <table:table-cell table:style-name="ce2" office:value-type="float" office:value="20024384" calcext:value-type="float">
            <text:p>20024384</text:p>
          </table:table-cell>
          <table:table-cell table:style-name="ce4" office:value-type="float" office:value="0.383426" calcext:value-type="float">
            <text:p>0.383426</text:p>
          </table:table-cell>
          <table:table-cell table:style-name="ce2" office:value-type="string" calcext:value-type="string">
            <text:p>[1.8792157173156738, 0.3769858181476593]</text:p>
          </table:table-cell>
          <table:table-cell table:style-name="ce2" office:value-type="float" office:value="800.578443" calcext:value-type="float">
            <text:p>800.578443</text:p>
          </table:table-cell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Xception</text:p>
          </table:table-cell>
          <table:table-cell table:style-name="ce2" office:value-type="float" office:value="20861480" calcext:value-type="float">
            <text:p>20861480</text:p>
          </table:table-cell>
          <table:table-cell table:style-name="ce4" office:value-type="float" office:value="0.589094" calcext:value-type="float">
            <text:p>0.589094</text:p>
          </table:table-cell>
          <table:table-cell table:style-name="ce2" office:value-type="string" calcext:value-type="string">
            <text:p>[1.1899635791778564, 0.5766423344612122]</text:p>
          </table:table-cell>
          <table:table-cell table:style-name="ce2" office:value-type="float" office:value="809.011063" calcext:value-type="float">
            <text:p>809.011063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InceptionV3</text:p>
          </table:table-cell>
          <table:table-cell table:style-name="ce2" office:value-type="float" office:value="21802784" calcext:value-type="float">
            <text:p>21802784</text:p>
          </table:table-cell>
          <table:table-cell table:style-name="ce4" office:value-type="float" office:value="0.583083" calcext:value-type="float">
            <text:p>0.583083</text:p>
          </table:table-cell>
          <table:table-cell table:style-name="ce2" office:value-type="string" calcext:value-type="string">
            <text:p>[1.1896049976348877, 0.5951051712036133]</text:p>
          </table:table-cell>
          <table:table-cell table:style-name="ce2" office:value-type="float" office:value="805.518172" calcext:value-type="float">
            <text:p>805.518172</text:p>
          </table:table-cell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ResNet50V2</text:p>
          </table:table-cell>
          <table:table-cell table:style-name="ce2" office:value-type="float" office:value="23564800" calcext:value-type="float">
            <text:p>23564800</text:p>
          </table:table-cell>
          <table:table-cell table:style-name="ce5" office:value-type="float" office:value="0.670245" calcext:value-type="float">
            <text:p>0.670245</text:p>
          </table:table-cell>
          <table:table-cell table:style-name="ce2" office:value-type="string" calcext:value-type="string">
            <text:p>[1.0028760433197021, 0.6500644087791443]</text:p>
          </table:table-cell>
          <table:table-cell table:style-name="ce2" office:value-type="float" office:value="792.748771" calcext:value-type="float">
            <text:p>792.748771</text:p>
          </table:table-cell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ResNet50</text:p>
          </table:table-cell>
          <table:table-cell table:style-name="ce2" office:value-type="float" office:value="23587712" calcext:value-type="float">
            <text:p>23587712</text:p>
          </table:table-cell>
          <table:table-cell table:style-name="ce4" office:value-type="float" office:value="0.161013" calcext:value-type="float">
            <text:p>0.161013</text:p>
          </table:table-cell>
          <table:table-cell table:style-name="ce2" office:value-type="string" calcext:value-type="string">
            <text:p>[2.2553110122680664, 0.16702447831630707]</text:p>
          </table:table-cell>
          <table:table-cell table:style-name="ce2" office:value-type="float" office:value="801.870986" calcext:value-type="float">
            <text:p>801.870986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EfficientNetB5</text:p>
          </table:table-cell>
          <table:table-cell table:style-name="ce2" office:value-type="float" office:value="28513527" calcext:value-type="float">
            <text:p>28513527</text:p>
          </table:table-cell>
          <table:table-cell table:style-name="ce4" office:value-type="float" office:value="0.126664" calcext:value-type="float">
            <text:p>0.126664</text:p>
          </table:table-cell>
          <table:table-cell table:style-name="ce2" office:value-type="string" calcext:value-type="string">
            <text:p>[2.2923285961151123, 0.12666380405426025]</text:p>
          </table:table-cell>
          <table:table-cell table:style-name="ce2" office:value-type="float" office:value="891.418987" calcext:value-type="float">
            <text:p>891.418987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EfficientNetB6</text:p>
          </table:table-cell>
          <table:table-cell table:style-name="ce2" office:value-type="float" office:value="40960143" calcext:value-type="float">
            <text:p>40960143</text:p>
          </table:table-cell>
          <table:table-cell table:style-name="ce4" office:value-type="float" office:value="0.126664" calcext:value-type="float">
            <text:p>0.126664</text:p>
          </table:table-cell>
          <table:table-cell table:style-name="ce2" office:value-type="string" calcext:value-type="string">
            <text:p>[2.292722702026367, 0.12666380405426025]</text:p>
          </table:table-cell>
          <table:table-cell table:style-name="ce2" office:value-type="float" office:value="923.333555" calcext:value-type="float">
            <text:p>923.333555</text:p>
          </table:table-cell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ResNet101V2</text:p>
          </table:table-cell>
          <table:table-cell table:style-name="ce2" office:value-type="float" office:value="42626560" calcext:value-type="float">
            <text:p>42626560</text:p>
          </table:table-cell>
          <table:table-cell table:style-name="ce5" office:value-type="float" office:value="0.642765" calcext:value-type="float">
            <text:p>0.642765</text:p>
          </table:table-cell>
          <table:table-cell table:style-name="ce2" office:value-type="string" calcext:value-type="string">
            <text:p>[0.986653745174408, 0.6680979132652283]</text:p>
          </table:table-cell>
          <table:table-cell table:style-name="ce2" office:value-type="float" office:value="870.129451" calcext:value-type="float">
            <text:p>870.129451</text:p>
          </table:table-cell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ResNet101</text:p>
          </table:table-cell>
          <table:table-cell table:style-name="ce2" office:value-type="float" office:value="42658176" calcext:value-type="float">
            <text:p>42658176</text:p>
          </table:table-cell>
          <table:table-cell table:style-name="ce4" office:value-type="float" office:value="0.165736" calcext:value-type="float">
            <text:p>0.165736</text:p>
          </table:table-cell>
          <table:table-cell table:style-name="ce2" office:value-type="string" calcext:value-type="string">
            <text:p>[2.2500009536743164, 0.1674538403749466]</text:p>
          </table:table-cell>
          <table:table-cell table:style-name="ce2" office:value-type="float" office:value="872.394296" calcext:value-type="float">
            <text:p>872.394296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InceptionResNetV2</text:p>
          </table:table-cell>
          <table:table-cell table:style-name="ce2" office:value-type="float" office:value="54336736" calcext:value-type="float">
            <text:p>54336736</text:p>
          </table:table-cell>
          <table:table-cell table:style-name="ce4" office:value-type="float" office:value="0.562044" calcext:value-type="float">
            <text:p>0.562044</text:p>
          </table:table-cell>
          <table:table-cell table:style-name="ce2" office:value-type="string" calcext:value-type="string">
            <text:p>[1.2409181594848633, 0.5714899301528931]</text:p>
          </table:table-cell>
          <table:table-cell table:style-name="ce2" office:value-type="float" office:value="856.035058" calcext:value-type="float">
            <text:p>856.035058</text:p>
          </table:table-cell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ResNet152V2</text:p>
          </table:table-cell>
          <table:table-cell table:style-name="ce2" office:value-type="float" office:value="58331648" calcext:value-type="float">
            <text:p>58331648</text:p>
          </table:table-cell>
          <table:table-cell table:style-name="ce5" office:value-type="float" office:value="0.650494" calcext:value-type="float">
            <text:p>0.650494</text:p>
          </table:table-cell>
          <table:table-cell table:style-name="ce2" office:value-type="string" calcext:value-type="string">
            <text:p>[0.976993978023529, 0.6543580889701843]</text:p>
          </table:table-cell>
          <table:table-cell table:style-name="ce2" office:value-type="float" office:value="867.005592" calcext:value-type="float">
            <text:p>867.005592</text:p>
          </table:table-cell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ResNet152</text:p>
          </table:table-cell>
          <table:table-cell table:style-name="ce2" office:value-type="float" office:value="58370944" calcext:value-type="float">
            <text:p>58370944</text:p>
          </table:table-cell>
          <table:table-cell table:style-name="ce4" office:value-type="float" office:value="0.162301" calcext:value-type="float">
            <text:p>0.162301</text:p>
          </table:table-cell>
          <table:table-cell table:style-name="ce2" office:value-type="string" calcext:value-type="string">
            <text:p>[2.261106252670288, 0.1657363623380661]</text:p>
          </table:table-cell>
          <table:table-cell table:style-name="ce2" office:value-type="float" office:value="879.695187" calcext:value-type="float">
            <text:p>879.695187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EfficientNetB7</text:p>
          </table:table-cell>
          <table:table-cell table:style-name="ce2" office:value-type="float" office:value="64097687" calcext:value-type="float">
            <text:p>64097687</text:p>
          </table:table-cell>
          <table:table-cell table:style-name="ce4" office:value-type="float" office:value="0.126664" calcext:value-type="float">
            <text:p>0.126664</text:p>
          </table:table-cell>
          <table:table-cell table:style-name="ce2" office:value-type="string" calcext:value-type="string">
            <text:p>[2.2925820350646973, 0.12666380405426025]</text:p>
          </table:table-cell>
          <table:table-cell table:style-name="ce2" office:value-type="float" office:value="955.644185" calcext:value-type="float">
            <text:p>955.644185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NASNetLarge</text:p>
          </table:table-cell>
          <table:table-cell table:style-name="ce2" office:value-type="float" office:value="84916818" calcext:value-type="float">
            <text:p>84916818</text:p>
          </table:table-cell>
          <table:table-cell table:style-name="ce4" office:value-type="float" office:value="0.603263" calcext:value-type="float">
            <text:p>0.603263</text:p>
          </table:table-cell>
          <table:table-cell table:style-name="ce2" office:value-type="string" calcext:value-type="string">
            <text:p>[1.1291435956954956, 0.6165736317634583]</text:p>
          </table:table-cell>
          <table:table-cell table:style-name="ce2" office:value-type="float" office:value="1206.561738" calcext:value-type="float">
            <text:p>1206.561738</text:p>
          </table:table-cell>
        </table:table-row>
        <table:table-row table:style-name="ro3" table:number-rows-repeated="1048547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50% false" table:style-name="ta1">
        <table:table-column table:style-name="co1" table:default-cell-style-name="ce1"/>
        <table:table-column table:style-name="co1" table:number-columns-repeated="5" table:default-cell-style-name="ce2"/>
        <table:table-row table:style-name="ro1">
          <table:table-cell/>
          <table:table-cell table:style-name="ce1" office:value-type="string" calcext:value-type="string">
            <text:p>model_name</text:p>
          </table:table-cell>
          <table:table-cell table:style-name="ce1" office:value-type="string" calcext:value-type="string">
            <text:p>num_model_params</text:p>
          </table:table-cell>
          <table:table-cell table:style-name="ce1" office:value-type="string" calcext:value-type="string">
            <text:p>validation_accuracy</text:p>
          </table:table-cell>
          <table:table-cell table:style-name="ce1" office:value-type="string" calcext:value-type="string">
            <text:p>validation_accuracy_1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nseNet201</text:p>
          </table:table-cell>
          <table:table-cell office:value-type="float" office:value="18321984" calcext:value-type="float">
            <text:p>18321984</text:p>
          </table:table-cell>
          <table:table-cell office:value-type="float" office:value="0.923572" calcext:value-type="float">
            <text:p>0.923572</text:p>
          </table:table-cell>
          <table:table-cell office:value-type="float" office:value="92.314297" calcext:value-type="float">
            <text:p>92.314297</text:p>
          </table:table-cell>
          <table:table-cell office:value-type="float" office:value="906.796311" calcext:value-type="float">
            <text:p>906.79631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enseNet169</text:p>
          </table:table-cell>
          <table:table-cell office:value-type="float" office:value="12642880" calcext:value-type="float">
            <text:p>12642880</text:p>
          </table:table-cell>
          <table:table-cell office:value-type="float" office:value="0.907256" calcext:value-type="float">
            <text:p>0.907256</text:p>
          </table:table-cell>
          <table:table-cell office:value-type="float" office:value="91.4985" calcext:value-type="float">
            <text:p>91.4985</text:p>
          </table:table-cell>
          <table:table-cell office:value-type="float" office:value="906.379499" calcext:value-type="float">
            <text:p>906.37949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ResNet152V2</text:p>
          </table:table-cell>
          <table:table-cell office:value-type="float" office:value="58331648" calcext:value-type="float">
            <text:p>58331648</text:p>
          </table:table-cell>
          <table:table-cell office:value-type="float" office:value="0.911121" calcext:value-type="float">
            <text:p>0.911121</text:p>
          </table:table-cell>
          <table:table-cell office:value-type="float" office:value="91.455561" calcext:value-type="float">
            <text:p>91.455561</text:p>
          </table:table-cell>
          <table:table-cell office:value-type="float" office:value="982.255055" calcext:value-type="float">
            <text:p>982.2550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ceptionResNetV2</text:p>
          </table:table-cell>
          <table:table-cell office:value-type="float" office:value="54336736" calcext:value-type="float">
            <text:p>54336736</text:p>
          </table:table-cell>
          <table:table-cell office:value-type="float" office:value="0.912838" calcext:value-type="float">
            <text:p>0.912838</text:p>
          </table:table-cell>
          <table:table-cell office:value-type="float" office:value="91.412622" calcext:value-type="float">
            <text:p>91.412622</text:p>
          </table:table-cell>
          <table:table-cell office:value-type="float" office:value="950.599733" calcext:value-type="float">
            <text:p>950.599733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NASNetLarge</text:p>
          </table:table-cell>
          <table:table-cell office:value-type="float" office:value="84916818" calcext:value-type="float">
            <text:p>84916818</text:p>
          </table:table-cell>
          <table:table-cell office:value-type="float" office:value="0.913267" calcext:value-type="float">
            <text:p>0.913267</text:p>
          </table:table-cell>
          <table:table-cell office:value-type="float" office:value="91.197938" calcext:value-type="float">
            <text:p>91.197938</text:p>
          </table:table-cell>
          <table:table-cell office:value-type="float" office:value="1471.585793" calcext:value-type="float">
            <text:p>1471.585793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Xception</text:p>
          </table:table-cell>
          <table:table-cell office:value-type="float" office:value="20861480" calcext:value-type="float">
            <text:p>20861480</text:p>
          </table:table-cell>
          <table:table-cell office:value-type="float" office:value="0.913267" calcext:value-type="float">
            <text:p>0.913267</text:p>
          </table:table-cell>
          <table:table-cell office:value-type="float" office:value="91.069126" calcext:value-type="float">
            <text:p>91.069126</text:p>
          </table:table-cell>
          <table:table-cell office:value-type="float" office:value="898.292532" calcext:value-type="float">
            <text:p>898.29253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esNet50V2</text:p>
          </table:table-cell>
          <table:table-cell office:value-type="float" office:value="23564800" calcext:value-type="float">
            <text:p>23564800</text:p>
          </table:table-cell>
          <table:table-cell office:value-type="float" office:value="0.910691" calcext:value-type="float">
            <text:p>0.910691</text:p>
          </table:table-cell>
          <table:table-cell office:value-type="float" office:value="91.069126" calcext:value-type="float">
            <text:p>91.069126</text:p>
          </table:table-cell>
          <table:table-cell office:value-type="float" office:value="849.766684" calcext:value-type="float">
            <text:p>849.766684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ResNet101V2</text:p>
          </table:table-cell>
          <table:table-cell office:value-type="float" office:value="42626560" calcext:value-type="float">
            <text:p>42626560</text:p>
          </table:table-cell>
          <table:table-cell office:value-type="float" office:value="0.900816" calcext:value-type="float">
            <text:p>0.900816</text:p>
          </table:table-cell>
          <table:table-cell office:value-type="float" office:value="90.596825" calcext:value-type="float">
            <text:p>90.596825</text:p>
          </table:table-cell>
          <table:table-cell office:value-type="float" office:value="896.553205" calcext:value-type="float">
            <text:p>896.55320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MobileNet</text:p>
          </table:table-cell>
          <table:table-cell office:value-type="float" office:value="3228864" calcext:value-type="float">
            <text:p>3228864</text:p>
          </table:table-cell>
          <table:table-cell office:value-type="float" office:value="0.899957" calcext:value-type="float">
            <text:p>0.899957</text:p>
          </table:table-cell>
          <table:table-cell office:value-type="float" office:value="90.339202" calcext:value-type="float">
            <text:p>90.339202</text:p>
          </table:table-cell>
          <table:table-cell office:value-type="float" office:value="848.592211" calcext:value-type="float">
            <text:p>848.59221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InceptionV3</text:p>
          </table:table-cell>
          <table:table-cell office:value-type="float" office:value="21802784" calcext:value-type="float">
            <text:p>21802784</text:p>
          </table:table-cell>
          <table:table-cell office:value-type="float" office:value="0.892658" calcext:value-type="float">
            <text:p>0.892658</text:p>
          </table:table-cell>
          <table:table-cell office:value-type="float" office:value="89.437526" calcext:value-type="float">
            <text:p>89.437526</text:p>
          </table:table-cell>
          <table:table-cell office:value-type="float" office:value="845.605718" calcext:value-type="float">
            <text:p>845.60571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VGG16</text:p>
          </table:table-cell>
          <table:table-cell office:value-type="float" office:value="14714688" calcext:value-type="float">
            <text:p>14714688</text:p>
          </table:table-cell>
          <table:table-cell office:value-type="float" office:value="0.879347" calcext:value-type="float">
            <text:p>0.879347</text:p>
          </table:table-cell>
          <table:table-cell office:value-type="float" office:value="88.278228" calcext:value-type="float">
            <text:p>88.278228</text:p>
          </table:table-cell>
          <table:table-cell office:value-type="float" office:value="870.105248" calcext:value-type="float">
            <text:p>870.105248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obileNetV2</text:p>
          </table:table-cell>
          <table:table-cell office:value-type="float" office:value="2257984" calcext:value-type="float">
            <text:p>2257984</text:p>
          </table:table-cell>
          <table:table-cell office:value-type="float" office:value="0.872477" calcext:value-type="float">
            <text:p>0.872477</text:p>
          </table:table-cell>
          <table:table-cell office:value-type="float" office:value="86.174321" calcext:value-type="float">
            <text:p>86.174321</text:p>
          </table:table-cell>
          <table:table-cell office:value-type="float" office:value="855.464957" calcext:value-type="float">
            <text:p>855.4649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ASNetMobile</text:p>
          </table:table-cell>
          <table:table-cell office:value-type="float" office:value="4269716" calcext:value-type="float">
            <text:p>4269716</text:p>
          </table:table-cell>
          <table:table-cell office:value-type="float" office:value="0.815801" calcext:value-type="float">
            <text:p>0.815801</text:p>
          </table:table-cell>
          <table:table-cell office:value-type="float" office:value="81.021899" calcext:value-type="float">
            <text:p>81.021899</text:p>
          </table:table-cell>
          <table:table-cell office:value-type="float" office:value="887.835697" calcext:value-type="float">
            <text:p>887.835697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VGG19</text:p>
          </table:table-cell>
          <table:table-cell office:value-type="float" office:value="20024384" calcext:value-type="float">
            <text:p>20024384</text:p>
          </table:table-cell>
          <table:table-cell office:value-type="float" office:value="0.718763" calcext:value-type="float">
            <text:p>0.718763</text:p>
          </table:table-cell>
          <table:table-cell office:value-type="float" office:value="71.74753" calcext:value-type="float">
            <text:p>71.74753</text:p>
          </table:table-cell>
          <table:table-cell office:value-type="float" office:value="880.066493" calcext:value-type="float">
            <text:p>880.06649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float" office:value="23587712" calcext:value-type="float">
            <text:p>23587712</text:p>
          </table:table-cell>
          <table:table-cell office:value-type="float" office:value="0.610562" calcext:value-type="float">
            <text:p>0.610562</text:p>
          </table:table-cell>
          <table:table-cell office:value-type="float" office:value="58.050668" calcext:value-type="float">
            <text:p>58.050668</text:p>
          </table:table-cell>
          <table:table-cell office:value-type="float" office:value="858.996991" calcext:value-type="float">
            <text:p>858.9969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fficientNetB7</text:p>
          </table:table-cell>
          <table:table-cell office:value-type="float" office:value="64097687" calcext:value-type="float">
            <text:p>64097687</text:p>
          </table:table-cell>
          <table:table-cell office:value-type="float" office:value="0.428081" calcext:value-type="float">
            <text:p>0.428081</text:p>
          </table:table-cell>
          <table:table-cell office:value-type="float" office:value="44.053242" calcext:value-type="float">
            <text:p>44.053242</text:p>
          </table:table-cell>
          <table:table-cell office:value-type="float" office:value="1197.584051" calcext:value-type="float">
            <text:p>1197.5840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fficientNetB5</text:p>
          </table:table-cell>
          <table:table-cell office:value-type="float" office:value="28513527" calcext:value-type="float">
            <text:p>28513527</text:p>
          </table:table-cell>
          <table:table-cell office:value-type="float" office:value="0.227565" calcext:value-type="float">
            <text:p>0.227565</text:p>
          </table:table-cell>
          <table:table-cell office:value-type="float" office:value="24.388149" calcext:value-type="float">
            <text:p>24.388149</text:p>
          </table:table-cell>
          <table:table-cell office:value-type="float" office:value="978.085248" calcext:value-type="float">
            <text:p>978.085248</text:p>
          </table:table-cell>
        </table:table-row>
      </table:table>
      <table:table table:name="25% false" table:style-name="ta1">
        <table:table-column table:style-name="co1" table:default-cell-style-name="ce1"/>
        <table:table-column table:style-name="co1" table:number-columns-repeated="5" table:default-cell-style-name="ce2"/>
        <table:table-row table:style-name="ro1">
          <table:table-cell/>
          <table:table-cell table:style-name="ce1" office:value-type="string" calcext:value-type="string">
            <text:p>model_name</text:p>
          </table:table-cell>
          <table:table-cell table:style-name="ce1" office:value-type="string" calcext:value-type="string">
            <text:p>num_model_params</text:p>
          </table:table-cell>
          <table:table-cell table:style-name="ce1" office:value-type="string" calcext:value-type="string">
            <text:p>validation_accuracy</text:p>
          </table:table-cell>
          <table:table-cell table:style-name="ce1" office:value-type="string" calcext:value-type="string">
            <text:p>validation_accuracy_1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nseNet201</text:p>
          </table:table-cell>
          <table:table-cell office:value-type="float" office:value="18321984" calcext:value-type="float">
            <text:p>18321984</text:p>
          </table:table-cell>
          <table:table-cell office:value-type="float" office:value="0.926149" calcext:value-type="float">
            <text:p>0.926149</text:p>
          </table:table-cell>
          <table:table-cell office:value-type="float" office:value="92.528981" calcext:value-type="float">
            <text:p>92.528981</text:p>
          </table:table-cell>
          <table:table-cell office:value-type="float" office:value="947.933982" calcext:value-type="float">
            <text:p>947.93398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ResNet152V2</text:p>
          </table:table-cell>
          <table:table-cell office:value-type="float" office:value="58331648" calcext:value-type="float">
            <text:p>58331648</text:p>
          </table:table-cell>
          <table:table-cell office:value-type="float" office:value="0.913697" calcext:value-type="float">
            <text:p>0.913697</text:p>
          </table:table-cell>
          <table:table-cell office:value-type="float" office:value="92.486048" calcext:value-type="float">
            <text:p>92.486048</text:p>
          </table:table-cell>
          <table:table-cell office:value-type="float" office:value="1002.04743" calcext:value-type="float">
            <text:p>1002.04743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enseNet169</text:p>
          </table:table-cell>
          <table:table-cell office:value-type="float" office:value="12642880" calcext:value-type="float">
            <text:p>12642880</text:p>
          </table:table-cell>
          <table:table-cell office:value-type="float" office:value="0.917132" calcext:value-type="float">
            <text:p>0.917132</text:p>
          </table:table-cell>
          <table:table-cell office:value-type="float" office:value="91.799057" calcext:value-type="float">
            <text:p>91.799057</text:p>
          </table:table-cell>
          <table:table-cell office:value-type="float" office:value="917.359999" calcext:value-type="float">
            <text:p>917.3599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ceptionResNetV2</text:p>
          </table:table-cell>
          <table:table-cell office:value-type="float" office:value="54336736" calcext:value-type="float">
            <text:p>54336736</text:p>
          </table:table-cell>
          <table:table-cell office:value-type="float" office:value="0.915414" calcext:value-type="float">
            <text:p>0.915414</text:p>
          </table:table-cell>
          <table:table-cell office:value-type="float" office:value="91.4985" calcext:value-type="float">
            <text:p>91.4985</text:p>
          </table:table-cell>
          <table:table-cell office:value-type="float" office:value="978.107177" calcext:value-type="float">
            <text:p>978.107177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Xception</text:p>
          </table:table-cell>
          <table:table-cell office:value-type="float" office:value="20861480" calcext:value-type="float">
            <text:p>20861480</text:p>
          </table:table-cell>
          <table:table-cell office:value-type="float" office:value="0.922714" calcext:value-type="float">
            <text:p>0.922714</text:p>
          </table:table-cell>
          <table:table-cell office:value-type="float" office:value="91.412622" calcext:value-type="float">
            <text:p>91.412622</text:p>
          </table:table-cell>
          <table:table-cell office:value-type="float" office:value="904.195072" calcext:value-type="float">
            <text:p>904.195072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ResNet101V2</text:p>
          </table:table-cell>
          <table:table-cell office:value-type="float" office:value="42626560" calcext:value-type="float">
            <text:p>42626560</text:p>
          </table:table-cell>
          <table:table-cell office:value-type="float" office:value="0.911121" calcext:value-type="float">
            <text:p>0.911121</text:p>
          </table:table-cell>
          <table:table-cell office:value-type="float" office:value="91.369689" calcext:value-type="float">
            <text:p>91.369689</text:p>
          </table:table-cell>
          <table:table-cell office:value-type="float" office:value="930.866196" calcext:value-type="float">
            <text:p>930.86619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MobileNet</text:p>
          </table:table-cell>
          <table:table-cell office:value-type="float" office:value="3228864" calcext:value-type="float">
            <text:p>3228864</text:p>
          </table:table-cell>
          <table:table-cell office:value-type="float" office:value="0.902963" calcext:value-type="float">
            <text:p>0.902963</text:p>
          </table:table-cell>
          <table:table-cell office:value-type="float" office:value="91.326749" calcext:value-type="float">
            <text:p>91.326749</text:p>
          </table:table-cell>
          <table:table-cell office:value-type="float" office:value="799.082572" calcext:value-type="float">
            <text:p>799.08257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NASNetLarge</text:p>
          </table:table-cell>
          <table:table-cell office:value-type="float" office:value="84916818" calcext:value-type="float">
            <text:p>84916818</text:p>
          </table:table-cell>
          <table:table-cell office:value-type="float" office:value="0.907686" calcext:value-type="float">
            <text:p>0.907686</text:p>
          </table:table-cell>
          <table:table-cell office:value-type="float" office:value="91.155005" calcext:value-type="float">
            <text:p>91.155005</text:p>
          </table:table-cell>
          <table:table-cell office:value-type="float" office:value="1733.184409" calcext:value-type="float">
            <text:p>1733.18440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esNet50V2</text:p>
          </table:table-cell>
          <table:table-cell office:value-type="float" office:value="23564800" calcext:value-type="float">
            <text:p>23564800</text:p>
          </table:table-cell>
          <table:table-cell office:value-type="float" office:value="0.906827" calcext:value-type="float">
            <text:p>0.906827</text:p>
          </table:table-cell>
          <table:table-cell office:value-type="float" office:value="91.069126" calcext:value-type="float">
            <text:p>91.069126</text:p>
          </table:table-cell>
          <table:table-cell office:value-type="float" office:value="841.033614" calcext:value-type="float">
            <text:p>841.03361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InceptionV3</text:p>
          </table:table-cell>
          <table:table-cell office:value-type="float" office:value="21802784" calcext:value-type="float">
            <text:p>21802784</text:p>
          </table:table-cell>
          <table:table-cell office:value-type="float" office:value="0.895234" calcext:value-type="float">
            <text:p>0.895234</text:p>
          </table:table-cell>
          <table:table-cell office:value-type="float" office:value="89.394587" calcext:value-type="float">
            <text:p>89.394587</text:p>
          </table:table-cell>
          <table:table-cell office:value-type="float" office:value="835.943394" calcext:value-type="float">
            <text:p>835.943394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float" office:value="23587712" calcext:value-type="float">
            <text:p>23587712</text:p>
          </table:table-cell>
          <table:table-cell office:value-type="float" office:value="0.89137" calcext:value-type="float">
            <text:p>0.89137</text:p>
          </table:table-cell>
          <table:table-cell office:value-type="float" office:value="88.621724" calcext:value-type="float">
            <text:p>88.621724</text:p>
          </table:table-cell>
          <table:table-cell office:value-type="float" office:value="851.282791" calcext:value-type="float">
            <text:p>851.28279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obileNetV2</text:p>
          </table:table-cell>
          <table:table-cell office:value-type="float" office:value="2257984" calcext:value-type="float">
            <text:p>2257984</text:p>
          </table:table-cell>
          <table:table-cell office:value-type="float" office:value="0.875912" calcext:value-type="float">
            <text:p>0.875912</text:p>
          </table:table-cell>
          <table:table-cell office:value-type="float" office:value="86.603695" calcext:value-type="float">
            <text:p>86.603695</text:p>
          </table:table-cell>
          <table:table-cell office:value-type="float" office:value="806.756258" calcext:value-type="float">
            <text:p>806.7562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ASNetMobile</text:p>
          </table:table-cell>
          <table:table-cell office:value-type="float" office:value="4269716" calcext:value-type="float">
            <text:p>4269716</text:p>
          </table:table-cell>
          <table:table-cell office:value-type="float" office:value="0.835122" calcext:value-type="float">
            <text:p>0.835122</text:p>
          </table:table-cell>
          <table:table-cell office:value-type="float" office:value="82.825249" calcext:value-type="float">
            <text:p>82.825249</text:p>
          </table:table-cell>
          <table:table-cell office:value-type="float" office:value="915.969845" calcext:value-type="float">
            <text:p>915.9698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fficientNetB7</text:p>
          </table:table-cell>
          <table:table-cell office:value-type="float" office:value="64097687" calcext:value-type="float">
            <text:p>64097687</text:p>
          </table:table-cell>
          <table:table-cell office:value-type="float" office:value="0.724775" calcext:value-type="float">
            <text:p>0.724775</text:p>
          </table:table-cell>
          <table:table-cell office:value-type="float" office:value="73.078573" calcext:value-type="float">
            <text:p>73.078573</text:p>
          </table:table-cell>
          <table:table-cell office:value-type="float" office:value="1409.380251" calcext:value-type="float">
            <text:p>1409.3802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fficientNetB5</text:p>
          </table:table-cell>
          <table:table-cell office:value-type="float" office:value="28513527" calcext:value-type="float">
            <text:p>28513527</text:p>
          </table:table-cell>
          <table:table-cell office:value-type="float" office:value="0.683555" calcext:value-type="float">
            <text:p>0.683555</text:p>
          </table:table-cell>
          <table:table-cell office:value-type="float" office:value="68.441391" calcext:value-type="float">
            <text:p>68.441391</text:p>
          </table:table-cell>
          <table:table-cell office:value-type="float" office:value="1046.199697" calcext:value-type="float">
            <text:p>1046.199697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VGG16</text:p>
          </table:table-cell>
          <table:table-cell office:value-type="float" office:value="14714688" calcext:value-type="float">
            <text:p>14714688</text:p>
          </table:table-cell>
          <table:table-cell office:value-type="float" office:value="0.501073" calcext:value-type="float">
            <text:p>0.501073</text:p>
          </table:table-cell>
          <table:table-cell office:value-type="float" office:value="50.450838" calcext:value-type="float">
            <text:p>50.450838</text:p>
          </table:table-cell>
          <table:table-cell office:value-type="float" office:value="864.447301" calcext:value-type="float">
            <text:p>864.44730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VGG19</text:p>
          </table:table-cell>
          <table:table-cell office:value-type="float" office:value="20024384" calcext:value-type="float">
            <text:p>20024384</text:p>
          </table:table-cell>
          <table:table-cell office:value-type="float" office:value="0.126664" calcext:value-type="float">
            <text:p>0.126664</text:p>
          </table:table-cell>
          <table:table-cell office:value-type="float" office:value="12.66638" calcext:value-type="float">
            <text:p>12.66638</text:p>
          </table:table-cell>
          <table:table-cell office:value-type="float" office:value="869.345048" calcext:value-type="float">
            <text:p>869.345048</text:p>
          </table:table-cell>
        </table:table-row>
      </table:table>
      <table:table table:name="100 True" table:style-name="ta1">
        <table:table-column table:style-name="co1" table:default-cell-style-name="ce1"/>
        <table:table-column table:style-name="co1" table:number-columns-repeated="5" table:default-cell-style-name="ce2"/>
        <table:table-row table:style-name="ro1">
          <table:table-cell/>
          <table:table-cell table:style-name="ce1" office:value-type="string" calcext:value-type="string">
            <text:p>model_name</text:p>
          </table:table-cell>
          <table:table-cell table:style-name="ce1" office:value-type="string" calcext:value-type="string">
            <text:p>num_model_params</text:p>
          </table:table-cell>
          <table:table-cell table:style-name="ce1" office:value-type="string" calcext:value-type="string">
            <text:p>validation_accuracy</text:p>
          </table:table-cell>
          <table:table-cell table:style-name="ce1" office:value-type="string" calcext:value-type="string">
            <text:p>validation_accuracy_1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DenseNet169</text:p>
          </table:table-cell>
          <table:table-cell office:value-type="float" office:value="12642880" calcext:value-type="float">
            <text:p>12642880</text:p>
          </table:table-cell>
          <table:table-cell office:value-type="float" office:value="0.933448" calcext:value-type="float">
            <text:p>0.933448</text:p>
          </table:table-cell>
          <table:table-cell office:value-type="float" office:value="93.988836" calcext:value-type="float">
            <text:p>93.988836</text:p>
          </table:table-cell>
          <table:table-cell office:value-type="float" office:value="1058.230833" calcext:value-type="float">
            <text:p>1058.2308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fficientNetB7</text:p>
          </table:table-cell>
          <table:table-cell office:value-type="float" office:value="64097687" calcext:value-type="float">
            <text:p>64097687</text:p>
          </table:table-cell>
          <table:table-cell office:value-type="float" office:value="0.942035" calcext:value-type="float">
            <text:p>0.942035</text:p>
          </table:table-cell>
          <table:table-cell office:value-type="float" office:value="93.688279" calcext:value-type="float">
            <text:p>93.688279</text:p>
          </table:table-cell>
          <table:table-cell office:value-type="float" office:value="3115.422498" calcext:value-type="float">
            <text:p>3115.42249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enseNet201</text:p>
          </table:table-cell>
          <table:table-cell office:value-type="float" office:value="18321984" calcext:value-type="float">
            <text:p>18321984</text:p>
          </table:table-cell>
          <table:table-cell office:value-type="float" office:value="0.93216" calcext:value-type="float">
            <text:p>0.93216</text:p>
          </table:table-cell>
          <table:table-cell office:value-type="float" office:value="93.688279" calcext:value-type="float">
            <text:p>93.688279</text:p>
          </table:table-cell>
          <table:table-cell office:value-type="float" office:value="1146.992359" calcext:value-type="float">
            <text:p>1146.992359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ception</text:p>
          </table:table-cell>
          <table:table-cell office:value-type="float" office:value="20861480" calcext:value-type="float">
            <text:p>20861480</text:p>
          </table:table-cell>
          <table:table-cell office:value-type="float" office:value="0.932589" calcext:value-type="float">
            <text:p>0.932589</text:p>
          </table:table-cell>
          <table:table-cell office:value-type="float" office:value="93.001288" calcext:value-type="float">
            <text:p>93.001288</text:p>
          </table:table-cell>
          <table:table-cell office:value-type="float" office:value="1102.142725" calcext:value-type="float">
            <text:p>1102.1427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ceptionResNetV2</text:p>
          </table:table-cell>
          <table:table-cell office:value-type="float" office:value="54336736" calcext:value-type="float">
            <text:p>54336736</text:p>
          </table:table-cell>
          <table:table-cell office:value-type="float" office:value="0.910262" calcext:value-type="float">
            <text:p>0.910262</text:p>
          </table:table-cell>
          <table:table-cell office:value-type="float" office:value="91.584373" calcext:value-type="float">
            <text:p>91.584373</text:p>
          </table:table-cell>
          <table:table-cell office:value-type="float" office:value="1203.189582" calcext:value-type="float">
            <text:p>1203.18958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nceptionV3</text:p>
          </table:table-cell>
          <table:table-cell office:value-type="float" office:value="21802784" calcext:value-type="float">
            <text:p>21802784</text:p>
          </table:table-cell>
          <table:table-cell office:value-type="float" office:value="0.905968" calcext:value-type="float">
            <text:p>0.905968</text:p>
          </table:table-cell>
          <table:table-cell office:value-type="float" office:value="90.639758" calcext:value-type="float">
            <text:p>90.639758</text:p>
          </table:table-cell>
          <table:table-cell office:value-type="float" office:value="910.243298" calcext:value-type="float">
            <text:p>910.24329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ResNet152V2</text:p>
          </table:table-cell>
          <table:table-cell office:value-type="float" office:value="58331648" calcext:value-type="float">
            <text:p>58331648</text:p>
          </table:table-cell>
          <table:table-cell office:value-type="float" office:value="0.892658" calcext:value-type="float">
            <text:p>0.892658</text:p>
          </table:table-cell>
          <table:table-cell office:value-type="float" office:value="89.394587" calcext:value-type="float">
            <text:p>89.394587</text:p>
          </table:table-cell>
          <table:table-cell office:value-type="float" office:value="1244.320142" calcext:value-type="float">
            <text:p>1244.32014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NASNetLarge</text:p>
          </table:table-cell>
          <table:table-cell office:value-type="float" office:value="84916818" calcext:value-type="float">
            <text:p>84916818</text:p>
          </table:table-cell>
          <table:table-cell office:value-type="float" office:value="0.886647" calcext:value-type="float">
            <text:p>0.886647</text:p>
          </table:table-cell>
          <table:table-cell office:value-type="float" office:value="89.051098" calcext:value-type="float">
            <text:p>89.051098</text:p>
          </table:table-cell>
          <table:table-cell office:value-type="float" office:value="2760.004187" calcext:value-type="float">
            <text:p>2760.004187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esNet101V2</text:p>
          </table:table-cell>
          <table:table-cell office:value-type="float" office:value="42626560" calcext:value-type="float">
            <text:p>42626560</text:p>
          </table:table-cell>
          <table:table-cell office:value-type="float" office:value="0.89781" calcext:value-type="float">
            <text:p>0.89781</text:p>
          </table:table-cell>
          <table:table-cell office:value-type="float" office:value="88.922286" calcext:value-type="float">
            <text:p>88.922286</text:p>
          </table:table-cell>
          <table:table-cell office:value-type="float" office:value="997.415405" calcext:value-type="float">
            <text:p>997.41540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obileNetV2</text:p>
          </table:table-cell>
          <table:table-cell office:value-type="float" office:value="2257984" calcext:value-type="float">
            <text:p>2257984</text:p>
          </table:table-cell>
          <table:table-cell office:value-type="float" office:value="0.890511" calcext:value-type="float">
            <text:p>0.890511</text:p>
          </table:table-cell>
          <table:table-cell office:value-type="float" office:value="88.922286" calcext:value-type="float">
            <text:p>88.922286</text:p>
          </table:table-cell>
          <table:table-cell office:value-type="float" office:value="881.65159" calcext:value-type="float">
            <text:p>881.6515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esNet50V2</text:p>
          </table:table-cell>
          <table:table-cell office:value-type="float" office:value="23564800" calcext:value-type="float">
            <text:p>23564800</text:p>
          </table:table-cell>
          <table:table-cell office:value-type="float" office:value="0.88407" calcext:value-type="float">
            <text:p>0.88407</text:p>
          </table:table-cell>
          <table:table-cell office:value-type="float" office:value="88.57879" calcext:value-type="float">
            <text:p>88.57879</text:p>
          </table:table-cell>
          <table:table-cell office:value-type="float" office:value="898.36376" calcext:value-type="float">
            <text:p>898.36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fficientNetB5</text:p>
          </table:table-cell>
          <table:table-cell office:value-type="float" office:value="28513527" calcext:value-type="float">
            <text:p>28513527</text:p>
          </table:table-cell>
          <table:table-cell office:value-type="float" office:value="0.874195" calcext:value-type="float">
            <text:p>0.874195</text:p>
          </table:table-cell>
          <table:table-cell office:value-type="float" office:value="86.431944" calcext:value-type="float">
            <text:p>86.431944</text:p>
          </table:table-cell>
          <table:table-cell office:value-type="float" office:value="2065.3552" calcext:value-type="float">
            <text:p>2065.355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float" office:value="23587712" calcext:value-type="float">
            <text:p>23587712</text:p>
          </table:table-cell>
          <table:table-cell office:value-type="float" office:value="0.845427" calcext:value-type="float">
            <text:p>0.845427</text:p>
          </table:table-cell>
          <table:table-cell office:value-type="float" office:value="84.585661" calcext:value-type="float">
            <text:p>84.585661</text:p>
          </table:table-cell>
          <table:table-cell office:value-type="float" office:value="910.687392" calcext:value-type="float">
            <text:p>910.6873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SNetMobile</text:p>
          </table:table-cell>
          <table:table-cell office:value-type="float" office:value="4269716" calcext:value-type="float">
            <text:p>4269716</text:p>
          </table:table-cell>
          <table:table-cell office:value-type="float" office:value="0.775869" calcext:value-type="float">
            <text:p>0.775869</text:p>
          </table:table-cell>
          <table:table-cell office:value-type="float" office:value="78.188062" calcext:value-type="float">
            <text:p>78.188062</text:p>
          </table:table-cell>
          <table:table-cell office:value-type="float" office:value="1284.880938" calcext:value-type="float">
            <text:p>1284.880938</text:p>
          </table:table-cell>
        </table:table-row>
      </table:table>
      <table:table table:name="param tuning" table:style-name="ta1">
        <table:table-column table:style-name="co2" table:default-cell-style-name="Default"/>
        <table:table-column table:style-name="co1" table:default-cell-style-name="Default"/>
        <table:table-column table:style-name="co1" table:default-cell-style-name="ce14"/>
        <table:table-column table:style-name="co1" table:number-columns-repeated="6" table:default-cell-style-name="Default"/>
        <table:table-column table:style-name="co1" table:default-cell-style-name="ce16"/>
        <table:table-row table:style-name="ro1">
          <table:table-cell office:value-type="string" calcext:value-type="string">
            <text:p>accuracy</text:p>
          </table:table-cell>
          <table:table-cell table:style-name="ce2" office:value-type="string" calcext:value-type="string">
            <text:p>EfficientNetB7</text:p>
          </table:table-cell>
          <table:table-cell table:style-name="ce2" office:value-type="string" calcext:value-type="string">
            <text:p>DenseNet169</text:p>
          </table:table-cell>
          <table:table-cell table:number-columns-repeated="4"/>
          <table:table-cell office:value-type="string" calcext:value-type="string">
            <text:p>time</text:p>
          </table:table-cell>
          <table:table-cell table:style-name="ce2" office:value-type="string" calcext:value-type="string">
            <text:p>EfficientNetB7</text:p>
          </table:table-cell>
          <table:table-cell table:style-name="ce2" office:value-type="string" calcext:value-type="string">
            <text:p>DenseNet169</text:p>
          </table:table-cell>
        </table:table-row>
        <table:table-row table:style-name="ro3">
          <table:table-cell office:value-type="string" calcext:value-type="string">
            <text:p>10 epoch+16 batch</text:p>
          </table:table-cell>
          <table:table-cell table:style-name="ce14" office:value-type="string" calcext:value-type="string">
            <text:p>95.66%</text:p>
          </table:table-cell>
          <table:table-cell office:value-type="string" calcext:value-type="string">
            <text:p>95.79%</text:p>
          </table:table-cell>
          <table:table-cell table:number-columns-repeated="4"/>
          <table:table-cell office:value-type="string" calcext:value-type="string">
            <text:p>10 epoch+16 batch</text:p>
          </table:table-cell>
          <table:table-cell office:value-type="float" office:value="6000" calcext:value-type="float">
            <text:p>6000</text:p>
          </table:table-cell>
          <table:table-cell table:style-name="Default" office:value-type="float" office:value="2540" calcext:value-type="float">
            <text:p>2540</text:p>
          </table:table-cell>
        </table:table-row>
        <table:table-row table:style-name="ro3">
          <table:table-cell office:value-type="string" calcext:value-type="string">
            <text:p>10 epoch+32 batch</text:p>
          </table:table-cell>
          <table:table-cell/>
          <table:table-cell office:value-type="string" calcext:value-type="string">
            <text:p>95.23%</text:p>
          </table:table-cell>
          <table:table-cell table:number-columns-repeated="6"/>
          <table:table-cell table:style-name="Default" office:value-type="float" office:value="1820" calcext:value-type="float">
            <text:p>1820</text:p>
          </table:table-cell>
        </table:table-row>
        <table:table-row table:style-name="ro3">
          <table:table-cell office:value-type="string" calcext:value-type="string">
            <text:p>10\32\batch norm</text:p>
          </table:table-cell>
          <table:table-cell/>
          <table:table-cell office:value-type="string" calcext:value-type="string">
            <text:p>94.42%</text:p>
          </table:table-cell>
          <table:table-cell table:number-columns-repeated="6"/>
          <table:table-cell office:value-type="float" office:value="1888" calcext:value-type="float">
            <text:p>1888</text:p>
          </table:table-cell>
        </table:table-row>
        <table:table-row table:style-name="ro3">
          <table:table-cell office:value-type="string" calcext:value-type="string">
            <text:p>10\32\0.2 test</text:p>
          </table:table-cell>
          <table:table-cell/>
          <table:table-cell office:value-type="string" calcext:value-type="string">
            <text:p>95.50%</text:p>
          </table:table-cell>
          <table:table-cell table:number-columns-repeated="6"/>
          <table:table-cell office:value-type="float" office:value="1948" calcext:value-type="float">
            <text:p>1948</text:p>
          </table:table-cell>
        </table:table-row>
        <table:table-row table:style-name="ro3">
          <table:table-cell office:value-type="string" calcext:value-type="string">
            <text:p>10\16\0.2 test\512</text:p>
          </table:table-cell>
          <table:table-cell/>
          <table:table-cell office:value-type="string" calcext:value-type="string">
            <text:p>93.89%</text:p>
          </table:table-cell>
          <table:table-cell table:number-columns-repeated="6"/>
          <table:table-cell office:value-type="float" office:value="6173" calcext:value-type="float">
            <text:p>6173</text:p>
          </table:table-cell>
        </table:table-row>
        <table:table-row table:style-name="ro3">
          <table:table-cell office:value-type="string" calcext:value-type="string">
            <text:p>10\16\0.2 test\480</text:p>
          </table:table-cell>
          <table:table-cell/>
          <table:table-cell office:value-type="string" calcext:value-type="string">
            <text:p>94.63%</text:p>
          </table:table-cell>
          <table:table-cell table:number-columns-repeated="6"/>
          <table:table-cell office:value-type="float" office:value="5113" calcext:value-type="float">
            <text:p>5113</text:p>
          </table:table-cell>
        </table:table-row>
        <table:table-row table:style-name="ro3">
          <table:table-cell office:value-type="string" calcext:value-type="string">
            <text:p>10\16\0.2 test\360</text:p>
          </table:table-cell>
          <table:table-cell/>
          <table:table-cell table:style-name="ce15" office:value-type="percentage" office:value="0.9514" calcext:value-type="percentage">
            <text:p>95.14%</text:p>
          </table:table-cell>
          <table:table-cell table:number-columns-repeated="6"/>
          <table:table-cell office:value-type="float" office:value="3189" calcext:value-type="float">
            <text:p>3189</text:p>
          </table:table-cell>
        </table:table-row>
        <table:table-row table:style-name="ro3">
          <table:table-cell office:value-type="string" calcext:value-type="string">
            <text:p>10\16\0.2 test\300</text:p>
          </table:table-cell>
          <table:table-cell/>
          <table:table-cell office:value-type="string" calcext:value-type="string">
            <text:p>94.24%</text:p>
          </table:table-cell>
          <table:table-cell table:number-columns-repeated="6"/>
          <table:table-cell office:value-type="float" office:value="2615" calcext:value-type="float">
            <text:p>2615</text:p>
          </table:table-cell>
        </table:table-row>
        <table:table-row table:style-name="ro3">
          <table:table-cell office:value-type="string" calcext:value-type="string">
            <text:p>10\16\0.2 test\256</text:p>
          </table:table-cell>
          <table:table-cell/>
          <table:table-cell table:style-name="ce16" office:value-type="float" office:value="96.14" calcext:value-type="float">
            <text:p>96.14</text:p>
          </table:table-cell>
          <table:table-cell table:number-columns-repeated="6"/>
          <table:table-cell office:value-type="float" office:value="2304" calcext:value-type="float">
            <text:p>2304</text:p>
          </table:table-cell>
        </table:table-row>
        <table:table-row table:style-name="ro3">
          <table:table-cell office:value-type="string" calcext:value-type="string">
            <text:p>10\16\0.2 test\280</text:p>
          </table:table-cell>
          <table:table-cell/>
          <table:table-cell office:value-type="string" calcext:value-type="string">
            <text:p>95.85%</text:p>
          </table:table-cell>
          <table:table-cell table:number-columns-repeated="6"/>
          <table:table-cell office:value-type="float" office:value="2183" calcext:value-type="float">
            <text:p>2183</text:p>
          </table:table-cell>
        </table:table-row>
        <table:table-row table:style-name="ro3">
          <table:table-cell office:value-type="string" calcext:value-type="string">
            <text:p>10\32\0.2 test\256</text:p>
          </table:table-cell>
          <table:table-cell/>
          <table:table-cell office:value-type="string" calcext:value-type="string">
            <text:p>95.56%</text:p>
          </table:table-cell>
          <table:table-cell table:number-columns-repeated="6"/>
          <table:table-cell office:value-type="float" office:value="2173" calcext:value-type="float">
            <text:p>2173</text:p>
          </table:table-cell>
        </table:table-row>
        <table:table-row table:style-name="ro3">
          <table:table-cell office:value-type="string" calcext:value-type="string">
            <text:p>10\16/0.2/batch norm/256</text:p>
          </table:table-cell>
          <table:table-cell/>
          <table:table-cell office:value-type="string" calcext:value-type="string">
            <text:p>95.82%</text:p>
          </table:table-cell>
          <table:table-cell table:number-columns-repeated="6"/>
          <table:table-cell office:value-type="float" office:value="2194" calcext:value-type="float">
            <text:p>2194</text:p>
          </table:table-cell>
        </table:table-row>
        <table:table-row table:style-name="ro3">
          <table:table-cell office:value-type="string" calcext:value-type="string">
            <text:p>10\16/0.2/batch norm/256/rmsprop</text:p>
          </table:table-cell>
          <table:table-cell/>
          <table:table-cell office:value-type="string" calcext:value-type="string">
            <text:p>95.66%</text:p>
          </table:table-cell>
          <table:table-cell table:number-columns-repeated="6"/>
          <table:table-cell office:value-type="float" office:value="2361" calcext:value-type="float">
            <text:p>2361</text:p>
          </table:table-cell>
        </table:table-row>
        <table:table-row table:style-name="ro3">
          <table:table-cell office:value-type="string" calcext:value-type="string">
            <text:p>10\16/0.2/batch norm/256/adadelta</text:p>
          </table:table-cell>
          <table:table-cell/>
          <table:table-cell office:value-type="string" calcext:value-type="string">
            <text:p>93.41%</text:p>
          </table:table-cell>
          <table:table-cell table:number-columns-repeated="6"/>
          <table:table-cell table:style-name="Default"/>
        </table:table-row>
        <table:table-row table:style-name="ro3">
          <table:table-cell table:style-name="ce13" office:value-type="string" calcext:value-type="string">
            <text:p>13\16/0.2/batch norm/256/adam</text:p>
          </table:table-cell>
          <table:table-cell/>
          <table:table-cell office:value-type="string" calcext:value-type="string">
            <text:p>96.33%</text:p>
          </table:table-cell>
          <table:table-cell table:number-columns-repeated="6"/>
          <table:table-cell table:style-name="Default"/>
        </table:table-row>
        <table:table-row table:style-name="ro3">
          <table:table-cell table:number-columns-repeated="9"/>
          <table:table-cell table:style-name="Default"/>
        </table:table-row>
      </table:table>
      <table:named-expressions/>
      <table:database-ranges>
        <table:database-range table:name="__Anonymous_Sheet_DB__3" table:target-range-address="'100 True'.A1:'100 True'.F15">
          <table:sort>
            <table:sort-by table:field-number="4" table:order="descending" table:data-type="automatic"/>
            <table:sort-by table:field-number="3" table:order="descending" table:data-type="automatic"/>
            <table:sort-by table:field-number="2" table:order="descending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/00/0000</text:date>, <text:time style:data-style-name="N2" text:time-value="13:33:57.959226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5T17:37:36.934702112</meta:creation-date>
    <dc:date>2022-09-27T20:28:59.222660427</dc:date>
    <meta:editing-duration>PT4H56M3S</meta:editing-duration>
    <meta:editing-cycles>5</meta:editing-cycles>
    <meta:generator>LibreOffice/6.4.7.2$Linux_X86_64 LibreOffice_project/40$Build-2</meta:generator>
    <meta:document-statistic meta:table-count="5" meta:cell-count="522" meta:object-count="0"/>
  </office:meta>
</office:document-meta>
</file>